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relief="none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fo:font-size="10pt" fo:font-weight="normal"/>
    </style:style>
    <style:style style:name="T2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relief="none" style:language-complex="hi" style:country-complex="IN" style:font-size-asian="10pt" style:font-size-complex="10pt" style:font-weight-asian="normal" style:font-weight-complex="normal" style:font-style-asian="normal" style:font-style-complex="normal" style:text-emphasize="none" fo:font-size="10pt" fo:font-weight="normal" style:font-name-asian="DejaVu Sans" style:font-name-complex="DejaVu Sans"/>
    </style:style>
    <style:style style:name="T3" style:family="text">
      <style:text-properties style:text-overline-style="none" style:text-overline-color="font-color" style:font-name="Arial" style:font-name-asian="DejaVu Sans" fo:font-weight="normal" fo:font-size="10pt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relief="none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/>
    </style:style>
    <style:style style:name="T4" style:family="text">
      <style:text-properties style:text-overline-style="none" style:text-overline-color="font-color" style:font-name="Arial" fo:font-weight="normal" fo:font-size="10pt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relief="none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-complex="DejaVu Sans"/>
    </style:style>
    <style:style style:name="T5" style:family="text">
      <style:text-properties style:text-overline-style="none" style:text-overline-color="font-color" style:font-name="Arial" fo:font-weight="normal" fo:font-size="10pt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relief="none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font-name-complex="DejaVu Sans" style:font-name-asian="DejaVu Sans"/>
    </style:style>
    <style:style style:name="T6" style:family="text">
      <style:text-properties style:text-overline-style="none" style:text-overline-color="font-color" fo:font-weight="normal" fo:font-size="10pt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relief="none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font-name-complex="DejaVu Sans" style:font-name-asian="DejaVu Sans"/>
    </style:style>
    <style:style style:name="T7" style:family="text">
      <style:text-properties fo:font-weight="normal" style:font-name-asian="Noto Sans CJK SC" fo:font-size="10pt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relief="none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Arial"/>
    </style:style>
    <style:style style:name="T8" style:family="text">
      <style:text-properties fo:font-weight="normal" fo:font-size="10pt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relief="none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Arial" style:font-name-asian="DejaVu Sans" style:font-name-complex="DejaVu Sans"/>
    </style:style>
    <style:style style:name="T9" style:family="text">
      <style:text-properties fo:font-weight="normal" fo:font-size="10pt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relief="none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-asian="DejaVu Sans" style:font-name-complex="DejaVu Sans"/>
    </style:style>
    <style:style style:name="T10" style:family="text">
      <style:text-properties style:text-overline-style="none" style:text-overline-color="font-color" style:font-name-asian="Noto Sans CJK SC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GB" fo:font-size="10pt" style:font-name="Arial"/>
    </style:style>
    <style:style style:name="T11" style:family="text">
      <style:text-properties style:text-overline-style="none" style:text-overline-color="font-color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GB" fo:font-size="10pt" style:font-name="Arial" style:font-name-asian="DejaVu Sans" style:font-name-complex="DejaVu Sans"/>
    </style:style>
    <style:style style:name="T12" style:family="text">
      <style:text-properties style:text-overline-style="none" style:text-overline-color="font-color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GB" fo:font-size="10pt" style:font-name-asian="DejaVu Sans" style:font-name-complex="DejaVu Sans"/>
    </style:style>
    <style:style style:name="T13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relief="none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fo:font-size="10pt" fo:font-weight="normal" style:font-name="Arial"/>
    </style:style>
    <style:style style:name="T14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relief="none" style:language-complex="hi" style:country-complex="IN" style:font-size-asian="10pt" style:font-size-complex="10pt" style:font-weight-asian="normal" style:font-weight-complex="normal" style:font-style-asian="normal" style:font-style-complex="normal" style:text-emphasize="none" fo:font-size="10pt" fo:font-weight="normal" style:font-name="Arial" style:font-name-asian="DejaVu Sans" style:font-name-complex="DejaVu Sans"/>
    </style:style>
    <style:style style:name="T15" style:family="text">
      <style:text-properties style:font-name-asian="Noto Sans CJK SC" fo:font-size="10pt" fo:language="en" fo:country="GB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 style:font-name="Arial"/>
    </style:style>
    <style:style style:name="T16" style:family="text">
      <style:text-properties fo:font-size="10pt" fo:language="en" fo:country="GB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 style:font-name="Arial" style:font-name-asian="DejaVu Sans" style:font-name-complex="DejaVu Sans"/>
    </style:style>
    <style:style style:name="T17" style:family="text">
      <style:text-properties fo:font-size="10pt" fo:language="en" fo:country="GB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Objects identified </text:p>
          </table:table-cell>
          <table:table-cell table:style-name="ce4" office:value-type="string" calcext:value-type="string">
            <text:p>Target Object Scenarios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Apple/Banana/Orange</text:p>
          </table:table-cell>
          <table:table-cell table:style-name="ce4" office:value-type="string" calcext:value-type="string">
            <text:p>Single object inside circle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1 Apple; 1 Banana; 1 Orange </text:p>
          </table:table-cell>
          <table:table-cell table:style-name="ce4" office:value-type="string" calcext:value-type="string">
            <text:p>Banana 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Apple 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Orange 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2 Apples/Bananas/Oranges</text:p>
          </table:table-cell>
          <table:table-cell table:style-name="ce4" office:value-type="string" calcext:value-type="string">
            <text:p>Any 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3 Apples/Bananas/Oranges</text:p>
          </table:table-cell>
          <table:table-cell table:style-name="ce4" office:value-type="string" calcext:value-type="string">
            <text:p>Closest to person 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1">R</text:span><text:span text:style-name="T2">ight or left of the closest object to person, without any other object in the same direction</text:span>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3">R</text:span><text:span text:style-name="T4">ight or left of the closest object to person, with </text:span><text:span text:style-name="T5">any other</text:span><text:span text:style-name="T6"> object in the same direction</text:span>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2 Apples; 1 Banana</text:p>
          </table:table-cell>
          <table:table-cell office:value-type="string" calcext:value-type="string">
            <text:p>Banana </text:p>
          </table:table-cell>
          <table:table-cell table:number-columns-repeated="1021"/>
        </table:table-row>
        <table:table-row table:style-name="ro1">
          <table:table-cell/>
          <table:covered-table-cell table:style-name="ce2"/>
          <table:table-cell office:value-type="string" calcext:value-type="string">
            <text:p>Apple Closest to person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7">Apple on r</text:span><text:span text:style-name="T8">ight or left of the closest object to person, without any other</text:span><text:span text:style-name="T9"> object in the same direction</text:span></text:p>
          </table:table-cell>
          <table:table-cell table:number-columns-repeated="1021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10">Apple on right or left</text:span><text:span text:style-name="T11"> of the closest object to person, with any other</text:span><text:span text:style-name="T12"> object in the same direction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2 Apples; 1 Banana; 1 Orange</text:p>
          </table:table-cell>
          <table:table-cell office:value-type="string" calcext:value-type="string">
            <text:p>Banana</text:p>
          </table:table-cell>
          <table:table-cell table:number-columns-repeated="1021"/>
        </table:table-row>
        <table:table-row table:style-name="ro1">
          <table:table-cell/>
          <table:covered-table-cell table:style-name="ce2"/>
          <table:table-cell office:value-type="string" calcext:value-type="string">
            <text:p>Orange </text:p>
          </table:table-cell>
          <table:table-cell table:number-columns-repeated="1021"/>
        </table:table-row>
        <table:table-row table:style-name="ro1">
          <table:table-cell/>
          <table:covered-table-cell table:style-name="ce2"/>
          <table:table-cell office:value-type="string" calcext:value-type="string">
            <text:p>Apple Closest to person</text:p>
          </table:table-cell>
          <table:table-cell table:number-columns-repeated="1021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7">Apple on r</text:span><text:span text:style-name="T8">ight or left of the closest object to person, without any other</text:span><text:span text:style-name="T9"> object in the same direction</text:span></text:p>
          </table:table-cell>
          <table:table-cell table:number-columns-repeated="1021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10">Apple on right or left</text:span><text:span text:style-name="T11"> of the closest object to person, with any other</text:span><text:span text:style-name="T12"> object in the same direction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2 Apples; 2 Bananas; 1 Orange</text:p>
          </table:table-cell>
          <table:table-cell office:value-type="string" calcext:value-type="string">
            <text:p>Orange </text:p>
          </table:table-cell>
          <table:table-cell table:number-columns-repeated="1021"/>
        </table:table-row>
        <table:table-row table:style-name="ro1">
          <table:table-cell/>
          <table:covered-table-cell table:style-name="ce2"/>
          <table:table-cell office:value-type="string" calcext:value-type="string">
            <text:p>Banana Closest to person</text:p>
          </table:table-cell>
          <table:table-cell table:number-columns-repeated="1021"/>
        </table:table-row>
        <table:table-row table:style-name="ro1">
          <table:table-cell/>
          <table:covered-table-cell table:style-name="ce2"/>
          <table:table-cell office:value-type="string" calcext:value-type="string">
            <text:p>Apple Closest to person</text:p>
          </table:table-cell>
          <table:table-cell table:number-columns-repeated="1021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13">Banana on r</text:span><text:span text:style-name="T14">ight or left of the closest object to person, without any other</text:span><text:span text:style-name="T2"> object in the same direction</text:span></text:p>
          </table:table-cell>
          <table:table-cell table:number-columns-repeated="1021"/>
        </table:table-row>
        <table:table-row table:style-name="ro1">
          <table:table-cell/>
          <table:covered-table-cell table:style-name="ce2"/>
          <table:table-cell office:value-type="string" calcext:value-type="string">
            <text:p><text:span text:style-name="T15">Banana on right or left</text:span><text:span text:style-name="T16"> of the closest object to person, with any other</text:span><text:span text:style-name="T17"> object in the same direction</text:span>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7">Apple on r</text:span><text:span text:style-name="T8">ight or left of the closest object to person, without any other</text:span><text:span text:style-name="T9"> object in the same direction</text:span>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0">Apple on right or left</text:span><text:span text:style-name="T11"> of the closest object to person, with any other</text:span><text:span text:style-name="T12"> object in the same direction</text:span>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Any</text:p>
          </table:table-cell>
          <table:table-cell office:value-type="string" calcext:value-type="string">
            <text:p>COCO dataset object other than Apple / Banana / Orange, without any other object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COCO dataset object other than Apple / Banana / Orange, in a group of object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Apple/Banana/Orange, 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3:49:51.007673639</meta:creation-date>
    <meta:generator>LibreOffice/6.4.6.2$Linux_X86_64 LibreOffice_project/40$Build-2</meta:generator>
    <dc:date>2021-04-22T16:31:06.452393346</dc:date>
    <meta:editing-duration>PT7M34S</meta:editing-duration>
    <meta:editing-cycles>1</meta:editing-cycles>
    <meta:document-statistic meta:table-count="1" meta:cell-count="37" meta:object-count="0"/>
  </office:meta>
</office:document-meta>
</file>